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50%" fo:text-align="justify" style:justify-single-word="false"/>
      <style:text-properties officeooo:paragraph-rsid="0021fd5c"/>
    </style:style>
    <style:style style:name="P2" style:family="paragraph" style:parent-style-name="Standard">
      <style:paragraph-properties fo:margin-top="0.101cm" fo:margin-bottom="0.101cm" loext:contextual-spacing="false" fo:line-height="150%" fo:text-align="justify" style:justify-single-word="false"/>
      <style:text-properties fo:language="en" fo:country="US" officeooo:rsid="001d0fed" officeooo:paragraph-rsid="00205a0a"/>
    </style:style>
    <style:style style:name="P3" style:family="paragraph" style:parent-style-name="Standard">
      <style:paragraph-properties fo:margin-top="0.101cm" fo:margin-bottom="0.101cm" loext:contextual-spacing="false" fo:line-height="150%" fo:text-align="justify" style:justify-single-word="false"/>
      <style:text-properties fo:language="pt" fo:country="PT" officeooo:rsid="00247d60" officeooo:paragraph-rsid="00247d60"/>
    </style:style>
    <style:style style:name="P4" style:family="paragraph" style:parent-style-name="Standard">
      <style:paragraph-properties fo:margin-top="0.101cm" fo:margin-bottom="0.101cm" loext:contextual-spacing="false" fo:line-height="150%" fo:text-align="justify" style:justify-single-word="false"/>
      <style:text-properties fo:language="pt" fo:country="PT" officeooo:rsid="00255bdb" officeooo:paragraph-rsid="00255bdb"/>
    </style:style>
    <style:style style:name="P5" style:family="paragraph" style:parent-style-name="Standard">
      <style:paragraph-properties fo:margin-top="0.101cm" fo:margin-bottom="0.101cm" loext:contextual-spacing="false" fo:line-height="150%" fo:text-align="justify" style:justify-single-word="false"/>
      <style:text-properties fo:language="pt" fo:country="PT" officeooo:rsid="00255bdb" officeooo:paragraph-rsid="00259690"/>
    </style:style>
    <style:style style:name="T1" style:family="text">
      <style:text-properties fo:language="en" fo:country="US" officeooo:rsid="001d0fed"/>
    </style:style>
    <style:style style:name="T2" style:family="text">
      <style:text-properties fo:language="en" fo:country="US" officeooo:rsid="0021fd5c"/>
    </style:style>
    <style:style style:name="T3" style:family="text">
      <style:text-properties fo:language="en" fo:country="US" officeooo:rsid="00234717"/>
    </style:style>
    <style:style style:name="T4" style:family="text">
      <style:text-properties fo:language="en" fo:country="US" officeooo:rsid="0023c5ce"/>
    </style:style>
    <style:style style:name="T5" style:family="text">
      <style:text-properties officeooo:rsid="002596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main purpose of th</text:span><text:span text:style-name="T2">is</text:span><text:span text:style-name="T1"> system is to control a network of </text:span><text:span text:style-name="T2">smart </text:span><text:span text:style-name="T1">street l</text:span><text:span text:style-name="T2">amps</text:span><text:span text:style-name="T1">, that is, turning them on when movement in the surroundings is detected and also adjusting their brightness according to the ambient light conditions. The system consists of a monitoring device, which communicates with various </text:span><text:span text:style-name="T2">controllers</text:span><text:span text:style-name="T1">. Each controller manage</text:span><text:span text:style-name="T2">s</text:span><text:span text:style-name="T1"> a </text:span><text:span text:style-name="T2">single</text:span><text:span text:style-name="T1"> light pole, ensuring that its lamp lights up whenever motion is detected, </text:span><text:span text:style-name="T2">through its</text:span><text:span text:style-name="T1"> sensors. The monitoring device receives and sends data to a database, which contains information about all lamp posts, and communicates with a mobile application. </text:span><text:span text:style-name="T3">A responsible </text:span><text:span text:style-name="T4">person</text:span><text:span text:style-name="T3"> for the lamp posts network, the operator, uses the application to </text:span><text:span text:style-name="T1">obtain knowledge about this network. In addition, the monitoring device can also </text:span><text:span text:style-name="T3">request</text:span><text:span text:style-name="T1"> each </text:span><text:span text:style-name="T3">controller</text:span><text:span text:style-name="T1"> to turn on their lamp, regardless of whether or not there is movement in the vicinity of this pole.</text:span></text:p>
      <text:p text:style-name="P2"/>
      <text:p text:style-name="P2"/>
      <text:p text:style-name="P3"/>
      <text:p text:style-name="P5">A iluminação pública é essencial à qualidade de vida da sociedade, que permite aos cidadãos desfrutar de espaços públicos no período noturno, providenciando uma maior segurança. “In 1417, the Mayor of London ordered that all homes must hang lanterns outdoors after nightfall during the winter months. This marked the first organized public street lighting.” [ref]. Desde <text:span text:style-name="T5">as lâmpadas a </text:span>óleo <text:span text:style-name="T5">às lâmpadas </text:span>LED, a evolução da iluminação publica <text:span text:style-name="T5">veio iluminar as ruas de uma forma mais eficiente, mais barata e menos poluente. Atualmente, grande parte das lâmpadas usadas na iluminação pública são de </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8:33:42.320740765</meta:creation-date>
    <dc:date>2021-10-31T21:27:27.578509121</dc:date>
    <meta:editing-duration>PT11M47S</meta:editing-duration>
    <meta:editing-cycles>2</meta:editing-cycles>
    <meta:generator>LibreOffice/6.4.7.2$Linux_X86_64 LibreOffice_project/40$Build-2</meta:generator>
    <meta:document-statistic meta:table-count="0" meta:image-count="0" meta:object-count="0" meta:page-count="1" meta:paragraph-count="2" meta:word-count="234" meta:character-count="1486" meta:non-whitespace-character-count="1253"/>
  </office:meta>
</office:document-meta>
</file>